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89">
            <text:p>0802 <text:s/>82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89">
            <text:p>0802 <text:s/>82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89">
            <text:p>0802 <text:s/>82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89">
            <text:p>0802 <text:s/>82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1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1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1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2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2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2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3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4">
            <text:p>0802 <text:s/>8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4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4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4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4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4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5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5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5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6">
            <text:p>0802 <text:s/>8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6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7">
            <text:p>0802 <text:s/>8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7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7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7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7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7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7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8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4.99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">
            <text:p>0802 <text:s/>8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1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1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1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2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2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3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3">
            <text:p>0802 <text:s/>8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3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4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4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4">
            <text:p>0802 <text:s/>8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4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4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4">
            <text:p>0802 <text:s/>8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5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5">
            <text:p>0802 <text:s/>8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6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6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7">
            <text:p>0802 <text:s/>82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7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8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8">
            <text:p>0802 <text:s/>8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8">
            <text:p>0802 <text:s/>82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9">
            <text:p>0802 <text:s/>8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9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09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">
            <text:p>0802 <text:s/>8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2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2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3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3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4">
            <text:p>0802 <text:s/>8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4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4">
            <text:p>0802 <text:s/>8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5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5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5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5">
            <text:p>0802 <text:s/>8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5">
            <text:p>0802 <text:s/>8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6">
            <text:p>0802 <text:s/>8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6">
            <text:p>0802 <text:s/>8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7">
            <text:p>0802 <text:s/>8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8">
            <text:p>0802 <text:s/>82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9">
            <text:p>0802 <text:s/>82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19">
            <text:p>0802 <text:s/>8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1">
            <text:p>0802 <text:s/>8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1">
            <text:p>0802 <text:s/>82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2">
            <text:p>0802 <text:s/>8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89">
            <text:p>89</text:p>
          </table:table-cell>
          <table:table-cell table:style-name="ce7" table:formula="of:=NOW()" office:value-type="date" office:date-value="2021-08-02T08:27:45.23">
            <text:p>0802 <text:s/>82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2T08:27:45.23">
            <text:p>2021/8/2 8:27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2T08:27:45.23">
            <text:p>0802 <text:s/>827</text:p>
          </table:table-cell>
          <table:table-cell table:style-name="ce7" table:formula="of:=NOW()" office:value-type="date" office:date-value="2021-08-02T08:27:45.23">
            <text:p>0802 <text:s/>827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2T08:27:45.23">
            <text:p>0802 <text:s/>82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1">
            <text:p>0802 <text:s/>82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2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2">
            <text:p>0802 <text:s/>82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2">
            <text:p>0802 <text:s/>82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/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3.57">
            <text:p>0802 <text:s/>82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/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3.57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">
            <text:p>1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">
            <text:p>1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">
            <text:p>1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2T08:27:45.33">
            <text:p>0802 <text:s/>827</text:p>
          </table:table-cell>
          <table:table-cell table:style-name="ce7" table:formula="of:=NOW()" office:value-type="date" office:date-value="2021-08-02T08:27:45.33">
            <text:p>0802 <text:s/>82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2T08:27:45.33">
            <text:p>0802 <text:s/>827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08:2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2T08:27:44.48</dc:date>
    <dc:creator>iwabuchi ken</dc:creator>
    <meta:editing-duration>P5DT8H30M40S</meta:editing-duration>
    <meta:editing-cycles>831</meta:editing-cycles>
    <meta:generator>OpenOffice/4.1.3$Win32 OpenOffice.org_project/413m1$Build-9783</meta:generator>
    <meta:document-statistic meta:table-count="2" meta:cell-count="715" meta:object-count="0"/>
  </office:meta>
</office:document-meta>
</file>